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3fd12"/>
    </style:style>
    <style:style style:name="P2" style:family="paragraph" style:parent-style-name="Text_20_body">
      <style:text-properties officeooo:rsid="005f2ce3" officeooo:paragraph-rsid="005f2ce3"/>
    </style:style>
    <style:style style:name="P3" style:family="paragraph" style:parent-style-name="Text_20_body">
      <style:text-properties officeooo:rsid="002eaf83" officeooo:paragraph-rsid="005f2ce3"/>
    </style:style>
    <style:style style:name="P4" style:family="paragraph" style:parent-style-name="Text_20_body">
      <style:text-properties officeooo:rsid="006089d4" officeooo:paragraph-rsid="006089d4"/>
    </style:style>
    <style:style style:name="P5" style:family="paragraph" style:parent-style-name="Text_20_body">
      <style:text-properties officeooo:rsid="00612925" officeooo:paragraph-rsid="00612925"/>
    </style:style>
    <style:style style:name="P6" style:family="paragraph" style:parent-style-name="Text_20_body">
      <style:text-properties officeooo:rsid="0062212e" officeooo:paragraph-rsid="0062212e"/>
    </style:style>
    <style:style style:name="P7" style:family="paragraph" style:parent-style-name="Text_20_body">
      <style:text-properties officeooo:rsid="0062e1ab" officeooo:paragraph-rsid="0062e1ab"/>
    </style:style>
    <style:style style:name="P8" style:family="paragraph" style:parent-style-name="Text_20_body">
      <style:text-properties style:font-name="Liberation Sans" fo:font-size="12pt" fo:font-weight="normal" officeooo:rsid="006462e1" officeooo:paragraph-rsid="006462e1" style:font-name-asian="Noto Sans CJK SC" style:font-size-asian="10.5pt" style:font-weight-asian="normal" style:font-name-complex="Lohit Devanagari" style:font-size-complex="12pt" style:font-weight-complex="normal"/>
    </style:style>
    <style:style style:name="P9" style:family="paragraph" style:parent-style-name="Text_20_body">
      <style:text-properties style:font-name="Liberation Sans" fo:font-size="12pt" fo:font-weight="normal" officeooo:rsid="006540a3" officeooo:paragraph-rsid="006540a3" style:font-name-asian="Noto Sans CJK SC" style:font-size-asian="10.5pt" style:font-weight-asian="normal" style:font-name-complex="Lohit Devanagari" style:font-size-complex="12pt" style:font-weight-complex="normal"/>
    </style:style>
    <style:style style:name="P10" style:family="paragraph" style:parent-style-name="Text_20_body">
      <style:text-properties fo:font-size="12pt" fo:font-weight="normal" officeooo:rsid="006540a3" officeooo:paragraph-rsid="006540a3" style:font-size-asian="10.5pt" style:font-weight-asian="normal" style:font-size-complex="12pt" style:font-weight-complex="normal"/>
    </style:style>
    <style:style style:name="P11" style:family="paragraph" style:parent-style-name="Text_20_body">
      <style:text-properties officeooo:rsid="0069323a" officeooo:paragraph-rsid="0069323a"/>
    </style:style>
    <style:style style:name="P12" style:family="paragraph" style:parent-style-name="Text_20_body">
      <style:text-properties officeooo:rsid="006a30d9" officeooo:paragraph-rsid="006a30d9"/>
    </style:style>
    <style:style style:name="P13" style:family="paragraph" style:parent-style-name="Text_20_body">
      <style:text-properties officeooo:rsid="006b6cff" officeooo:paragraph-rsid="006b6cff"/>
    </style:style>
    <style:style style:name="P14" style:family="paragraph" style:parent-style-name="Text_20_body">
      <style:text-properties officeooo:rsid="006c86ff" officeooo:paragraph-rsid="006c86ff"/>
    </style:style>
    <style:style style:name="P15" style:family="paragraph" style:parent-style-name="Title">
      <style:text-properties style:font-name="Liberation Sans" fo:font-size="28pt" fo:font-weight="bold" officeooo:rsid="002b448a" officeooo:paragraph-rsid="005dc9d2" style:font-name-asian="Noto Sans CJK SC" style:font-size-asian="28pt" style:font-weight-asian="bold" style:font-name-complex="Lohit Devanagari" style:font-size-complex="28pt" style:font-weight-complex="bold"/>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Heading_20_1" style:list-style-name=""/>
    <style:style style:name="P18" style:family="paragraph" style:parent-style-name="Heading_20_1">
      <style:text-properties officeooo:rsid="002eaf83"/>
    </style:style>
    <style:style style:name="P19" style:family="paragraph" style:parent-style-name="Heading_20_1">
      <style:text-properties officeooo:paragraph-rsid="0031114a"/>
    </style:style>
    <style:style style:name="P20" style:family="paragraph" style:parent-style-name="Heading_20_1">
      <style:text-properties style:font-name="Liberation Sans" fo:font-size="18.2000007629395pt" fo:font-weight="bold" officeooo:rsid="00371d40" officeooo:paragraph-rsid="0062212e" style:font-name-asian="Noto Sans CJK SC" style:font-size-asian="18.2000007629395pt" style:font-weight-asian="bold" style:font-name-complex="Lohit Devanagari" style:font-size-complex="18.2000007629395pt" style:font-weight-complex="bold"/>
    </style:style>
    <style:style style:name="P21" style:family="paragraph" style:parent-style-name="Heading_20_1">
      <style:text-properties style:font-name="Liberation Sans" fo:font-size="18.2000007629395pt" fo:font-weight="bold" officeooo:rsid="003a042f" officeooo:paragraph-rsid="006462e1" style:font-name-asian="Noto Sans CJK SC" style:font-size-asian="18.2000007629395pt" style:font-weight-asian="bold" style:font-name-complex="Lohit Devanagari" style:font-size-complex="18.2000007629395pt" style:font-weight-complex="bold"/>
    </style:style>
    <style:style style:name="P22" style:family="paragraph" style:parent-style-name="Heading_20_1">
      <style:paragraph-properties fo:break-before="page"/>
    </style:style>
    <style:style style:name="P23" style:family="paragraph" style:parent-style-name="Text_20_body">
      <style:text-properties style:font-name="Liberation Sans" fo:font-size="12pt" fo:font-weight="normal" officeooo:rsid="0067798c" officeooo:paragraph-rsid="0067798c" style:font-name-asian="Noto Sans CJK SC" style:font-size-asian="10.5pt" style:font-weight-asian="normal" style:font-name-complex="Lohit Devanagari" style:font-size-complex="12pt" style:font-weight-complex="normal"/>
    </style:style>
    <style:style style:name="P24" style:family="paragraph" style:parent-style-name="Text_20_body">
      <style:text-properties style:font-name="Liberation Sans" fo:font-size="12pt" fo:font-weight="normal" officeooo:rsid="0069323a" officeooo:paragraph-rsid="0069323a" style:font-name-asian="Noto Sans CJK SC" style:font-size-asian="10.5pt" style:font-weight-asian="normal" style:font-name-complex="Lohit Devanagari" style:font-size-complex="12pt" style:font-weight-complex="normal"/>
    </style:style>
    <style:style style:name="P25" style:family="paragraph" style:parent-style-name="Text_20_body">
      <style:text-properties style:font-name="Liberation Sans" fo:font-size="12pt" fo:font-weight="normal" officeooo:rsid="006c86ff" officeooo:paragraph-rsid="006c86ff" style:font-name-asian="Noto Sans CJK SC" style:font-size-asian="10.5pt" style:font-weight-asian="normal" style:font-name-complex="Lohit Devanagari" style:font-size-complex="12pt" style:font-weight-complex="normal"/>
    </style:style>
    <style:style style:name="P26" style:family="paragraph" style:parent-style-name="Text_20_body">
      <style:text-properties style:font-name="Liberation Sans" fo:font-size="12pt" fo:font-weight="normal" officeooo:rsid="006e2010" officeooo:paragraph-rsid="006e2010" style:font-name-asian="Noto Sans CJK SC" style:font-size-asian="10.5pt" style:font-weight-asian="normal" style:font-name-complex="Lohit Devanagari" style:font-size-complex="12pt" style:font-weight-complex="normal"/>
    </style:style>
    <style:style style:name="P27" style:family="paragraph" style:parent-style-name="Text_20_body">
      <style:text-properties style:font-name="Liberation Sans" fo:font-size="12pt" fo:font-weight="normal" officeooo:rsid="006e4bbc" officeooo:paragraph-rsid="006e4bbc" style:font-name-asian="Noto Sans CJK SC" style:font-size-asian="10.5pt" style:font-weight-asian="normal" style:font-name-complex="Lohit Devanagari" style:font-size-complex="12pt" style:font-weight-complex="normal"/>
    </style:style>
    <style:style style:name="P28" style:family="paragraph" style:parent-style-name="Text_20_body">
      <style:text-properties style:font-name="Liberation Sans" fo:font-size="12pt" fo:font-weight="normal" officeooo:rsid="0071636a" officeooo:paragraph-rsid="0071636a" style:font-name-asian="Noto Sans CJK SC" style:font-size-asian="10.5pt" style:font-weight-asian="normal" style:font-name-complex="Lohit Devanagari" style:font-size-complex="12pt" style:font-weight-complex="normal"/>
    </style:style>
    <style:style style:name="P29" style:family="paragraph" style:parent-style-name="Text_20_body">
      <style:text-properties officeooo:paragraph-rsid="0062212e"/>
    </style:style>
    <style:style style:name="T1" style:family="text">
      <style:text-properties style:text-position="super 58%" officeooo:rsid="005f2ce3"/>
    </style:style>
    <style:style style:name="T2" style:family="text">
      <style:text-properties officeooo:rsid="005dc9d2"/>
    </style:style>
    <style:style style:name="T3" style:family="text">
      <style:text-properties officeooo:rsid="0013fd12"/>
    </style:style>
    <style:style style:name="T4" style:family="text">
      <style:text-properties officeooo:rsid="005f2ce3"/>
    </style:style>
    <style:style style:name="T5" style:family="text">
      <style:text-properties officeooo:rsid="006089d4"/>
    </style:style>
    <style:style style:name="T6" style:family="text">
      <style:text-properties style:font-name="Liberation Sans" fo:font-size="18.2000007629395pt" fo:font-weight="bold" officeooo:rsid="0031114a" style:font-name-asian="Noto Sans CJK SC" style:font-size-asian="18.2000007629395pt" style:font-weight-asian="bold" style:font-name-complex="Lohit Devanagari" style:font-size-complex="18.2000007629395pt" style:font-weight-complex="bold"/>
    </style:style>
    <style:style style:name="T7" style:family="text">
      <style:text-properties style:font-name="Liberation Sans" fo:font-size="18.2000007629395pt" fo:font-weight="bold" officeooo:rsid="006089d4" style:font-name-asian="Noto Sans CJK SC" style:font-size-asian="18.2000007629395pt" style:font-weight-asian="bold" style:font-name-complex="Lohit Devanagari" style:font-size-complex="18.2000007629395pt" style:font-weight-complex="bold"/>
    </style:style>
    <style:style style:name="T8" style:family="text">
      <style:text-properties style:font-name="Liberation Sans" style:font-name-asian="Noto Sans CJK SC" style:font-name-complex="Lohit Devanagari"/>
    </style:style>
    <style:style style:name="T9" style:family="text">
      <style:text-properties style:font-name="Liberation Sans" fo:font-size="12pt" fo:font-weight="normal" style:font-name-asian="Noto Sans CJK SC" style:font-size-asian="10.5pt" style:font-weight-asian="normal" style:font-name-complex="Lohit Devanagari" style:font-size-complex="12pt" style:font-weight-complex="normal"/>
    </style:style>
    <style:style style:name="T10" style:family="text">
      <style:text-properties style:font-name="Liberation Sans" fo:font-size="12pt" fo:font-weight="normal" officeooo:rsid="006a30d9" style:font-name-asian="Noto Sans CJK SC" style:font-size-asian="10.5pt" style:font-weight-asian="normal" style:font-name-complex="Lohit Devanagari" style:font-size-complex="12pt" style:font-weight-complex="normal"/>
    </style:style>
    <style:style style:name="T11" style:family="text">
      <style:text-properties style:font-name="Liberation Sans" fo:font-size="12pt" fo:font-weight="normal" officeooo:rsid="006c86ff" style:font-name-asian="Noto Sans CJK SC" style:font-size-asian="10.5pt" style:font-weight-asian="normal" style:font-name-complex="Lohit Devanagari" style:font-size-complex="12pt" style:font-weight-complex="normal"/>
    </style:style>
    <style:style style:name="T12" style:family="text">
      <style:text-properties style:font-name="Liberation Sans" fo:font-size="12pt" fo:font-weight="normal" officeooo:rsid="006e2010" style:font-name-asian="Noto Sans CJK SC" style:font-size-asian="10.5pt" style:font-weight-asian="normal" style:font-name-complex="Lohit Devanagari" style:font-size-complex="12pt" style:font-weight-complex="normal"/>
    </style:style>
    <style:style style:name="T13" style:family="text">
      <style:text-properties officeooo:rsid="0062212e"/>
    </style:style>
    <style:style style:name="T14" style:family="text">
      <style:text-properties officeooo:rsid="0062e1ab"/>
    </style:style>
    <style:style style:name="T15" style:family="text">
      <style:text-properties officeooo:rsid="006462e1"/>
    </style:style>
    <style:style style:name="T16" style:family="text">
      <style:text-properties officeooo:rsid="0067798c"/>
    </style:style>
    <style:style style:name="T17" style:family="text">
      <style:text-properties officeooo:rsid="006ffbd3"/>
    </style:style>
    <style:style style:name="T18" style:family="text">
      <style:text-properties officeooo:rsid="0071636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P<text:span text:style-name="T2">laying with (Android) Geofences</text:spa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394_1788343625" text:style-name="Index_20_Link" text:visited-style-name="Index_20_Link">Summary<text:tab/>2</text:a></text:p>
          <text:p text:style-name="P16"><text:a xlink:type="simple" xlink:href="#__RefHeading___Toc396_1788343625" text:style-name="Index_20_Link" text:visited-style-name="Index_20_Link">The Starting Point<text:tab/>2</text:a></text:p>
          <text:p text:style-name="P16"><text:a xlink:type="simple" xlink:href="#__RefHeading___Toc398_1788343625" text:style-name="Index_20_Link" text:visited-style-name="Index_20_Link">Build and Development Tools<text:tab/>2</text:a></text:p>
          <text:p text:style-name="P16"><text:a xlink:type="simple" xlink:href="#__RefHeading___Toc400_1788343625" text:style-name="Index_20_Link" text:visited-style-name="Index_20_Link">Android Basics<text:tab/>3</text:a></text:p>
          <text:p text:style-name="P16"><text:a xlink:type="simple" xlink:href="#__RefHeading___Toc402_1788343625" text:style-name="Index_20_Link" text:visited-style-name="Index_20_Link">Understanding the Codebase<text:tab/>3</text:a></text:p>
          <text:p text:style-name="P16"><text:a xlink:type="simple" xlink:href="#__RefHeading___Toc136_1497705147" text:style-name="Index_20_Link" text:visited-style-name="Index_20_Link">Requesting Permissions<text:tab/>4</text:a></text:p>
          <text:p text:style-name="P16"><text:a xlink:type="simple" xlink:href="#__RefHeading___Toc138_1497705147" text:style-name="Index_20_Link" text:visited-style-name="Index_20_Link">Displaying State<text:tab/>5</text:a></text:p>
        </text:index-body>
      </text:table-of-content>
      <text:h text:style-name="P17" text:outline-level="1"/>
      <text:h text:style-name="P22" text:outline-level="1"><text:bookmark-start text:name="__RefHeading___Toc394_1788343625"/>Summary<text:bookmark-end text:name="__RefHeading___Toc394_1788343625"/></text:h>
      <text:p text:style-name="P1"><text:span text:style-name="T3">This article describes my experiences in experimenting with Geofences on Android devices. The source code is available on GitHub at </text:span><text:a xlink:type="simple" xlink:href="https://github.com/SteveHigham/AndroidGeofences" text:style-name="Internet_20_link" text:visited-style-name="Visited_20_Internet_20_Link"><text:span text:style-name="T3">https://github.com/SteveHigham/AndroidGeofences</text:span></text:a><text:span text:style-name="T3">. Please note that this is not a completed application although it will build and run. It is a tool to help developers play with the Android capabilities to capture location information and geofence crossing events. To run this application you will need Android Studio and some Java experience. To enable the “display location” functionality you will also need a Google API key as explained in the README.</text:span></text:p>
      <text:h text:style-name="P18" text:outline-level="1"><text:bookmark-start text:name="__RefHeading___Toc396_1788343625"/>The Starting Point<text:bookmark-end text:name="__RefHeading___Toc396_1788343625"/></text:h>
      <text:p text:style-name="P3">S<text:span text:style-name="T4">everal years ago I bought the book Android In Action (3</text:span><text:span text:style-name="T1">rd</text:span><text:span text:style-name="T4"> edition, published 2012) by W. Frank Ableson, Robi Sen, Chris King and C. Enrique Ortiz and published by Manning. I was full of good intentions to learn Android and write some great applications. I went through the book, got the demos working (more or less) and got stuck. Where were the great applications I wanted to write? – I just couldn’t think of any which would offer some sort of reward for the effort required.</text:span></text:p>
      <text:p text:style-name="P2">Fast forward several years and I met Paulo. <text:span text:style-name="T5">Paulo had started work on an idea for a Geofencing mobile project but the work had stagnated. Paulo had worked on the front end but friends and colleagues working on the back end had drifted away. I cautiously agreed that I could do some work on this project to help out.</text:span></text:p>
      <text:p text:style-name="P4">Returning to my book for a refresh I discovered that much had changed and no new edition had appeared. In particular services now required authentication and access control. This “application” was created as an experiment to play with location and geofencing API’s. It is functional and can be built and run. However it is not a complete application ready for distribution. It asks the user to “Request permissions” without explaining what permissions are required and why they are needed. The UI is basic in the extreme. Icons etc are simple defaults / whatever came to hand and the one geofence is hardcoded to my house – you can change this to whatever location(s) you like but it is a code change. I think the long term solution is some sort of fence subscription mechanism but this is way out of scope for this application.</text:p>
      <text:p text:style-name="P4">The application code is hosted on GitHub at <text:a xlink:type="simple" xlink:href="https://github.com/SteveHigham/AndroidGeofences" text:style-name="Internet_20_link" text:visited-style-name="Visited_20_Internet_20_Link">https://github.com/SteveHigham/AndroidGeofences</text:a>. Please read the README to build and run it.</text:p>
      <text:h text:style-name="P19" text:outline-level="1"><text:bookmark-start text:name="__RefHeading___Toc398_1788343625"/><text:span text:style-name="T6">B</text:span><text:span text:style-name="T7">uild and Development</text:span><text:span text:style-name="T5"> Tools</text:span><text:bookmark-end text:name="__RefHeading___Toc398_1788343625"/></text:h>
      <text:p text:style-name="P5">The application is developed in Java using Android Studio which itself delegates the build to Gradle. The dependencies include lombok, various android / androidx libraries, Google Play Services and other default libraries included by Android Studio. The only tricky part of getting the application to run is to set up your own Google API key – <text:span text:style-name="T13">see the README for details.</text:span></text:p>
      <text:h text:style-name="P20" text:outline-level="1"><text:bookmark-start text:name="__RefHeading___Toc400_1788343625"/>A<text:span text:style-name="T13">ndroid Basics</text:span><text:bookmark-end text:name="__RefHeading___Toc400_1788343625"/></text:h>
      <text:p text:style-name="P29"><text:span text:style-name="T13">Coming from a Java / C++ / Delphi background there is a lot that is familiar with building an Android UI. However there are a few major differences which are worth explaining.</text:span></text:p>
      <text:p text:style-name="P6"><text:soft-page-break/>Androids are real time, multi tasking devices in every sense of the word. If a phone call arrives, it will not wait for the current application. The phone rings and the user has the option to answer it. This results in user screens being application components in their own rights. They have a well defined user lifecycle with appropriate callback methods. Lifecycle changes can and are triggered by events (such as a phone call) which are unpredictable and outside the control of the application. Coupling between user screens is loose and the flow between screens can be very dynamic. <text:span text:style-name="T14">This does result in user screens behaving a bit like applications in their own right within a defined ecosystem of the whole application.</text:span></text:p>
      <text:p text:style-name="P7">Android insists that an applications main UI event processing thread must process any event and return within 5 seconds. Otherwise the application is terminated by the OS. This somewhat draconian measure ensures that (in Java at least) there is no such thing as a modal dialog box. All UI elements have to be asynchronous in nature and any long running tasks need to run in a separate thread. This helps to make for a great user experience but it does add significant complexity to the codebase.</text:p>
      <text:p text:style-name="P7">Android is now (not surprisingly) big on permissions. Applications must advertise what permissions they want (in terms of accessing OS resources, connectivity etc) and users have the option of enabling these permissions or not as they feel appropriate. This is great for users but does add complexity into the codebase. Originally permissions were simply requested in the manifest and the application install asked the users whether they should be granted or not. This was not helpful for users. The current approach is for the application to request permissions as and when required (as well as in the manifest). This allows a dialog with the user so the consequences of the user granting or withholding the permission <text:span text:style-name="T17">c</text:span>an be spelt out. <text:span text:style-name="T15">Once again this is great for the user but adds complexity into the application.</text:span></text:p>
      <text:h text:style-name="P21" text:outline-level="1"><text:bookmark-start text:name="__RefHeading___Toc402_1788343625"/>U<text:span text:style-name="T15">nderstanding the Codebase</text:span><text:bookmark-end text:name="__RefHeading___Toc402_1788343625"/></text:h>
      <text:p text:style-name="P8">My codebase consists of three packages. The base package (uk.co.sjlt.androidgeofences) and two sub packages (ui and model).</text:p>
      <text:p text:style-name="P8">The base package holds a Con<text:span text:style-name="T16">s</text:span>tants class for static application wide constants, the GeofencesApplication class and the BroadcastReceiver class. The application object is guaranteed to be present whenever the application is run and is <text:span text:style-name="T17">(more or less) </text:span>accessible from all parts of the application. This makes it a great place to hold global application state and this is it’s main purpose in this application. The BroadcastReceiver class provides an Android BroadcastReceiver which can receive Geofence events. This does not run in the application UI thread so any communication with other (ui) classes needs to be threadsafe.</text:p>
      <text:p text:style-name="P9">The ui (user interface) package holds all the activity (user screen) classes.</text:p>
      <text:p text:style-name="P10"><text:span text:style-name="T8">The model package should hold the POJO (Plain Old Java Objects) packages. However I have also included the FenceMap class. This is a wrapper for the GoogleMap class to provide application specific extensions. This helps us draw Fences and Locations on a GoogleMap. From a pure design perspective this belongs in the ui package. However it is tightly coupled to the Fence abstraction (classes Fence and CircularFence). This means that pragmatically it makes sense to locate it in the model package. Otherwise a collection of model package-private methods suddenly become public breaking the encapsulation of </text:span><text:soft-page-break/><text:span text:style-name="T8">this abstraction and forcing the (ui) clients to consider what sort of fence they are dealing with (which may include future enhancements – RectangularFence being an obvious candidate).</text:span></text:p>
      <text:h text:style-name="Heading_20_1" text:outline-level="1"><text:bookmark-start text:name="__RefHeading___Toc136_1497705147"/>Requesting Permissions<text:bookmark-end text:name="__RefHeading___Toc136_1497705147"/></text:h>
      <text:p text:style-name="P23">As explained previously, some permissions now have to be requested as and when they are required. The specific permissions of interest to us are ACCESS_COARSE_LOCATION, ACCESS_FINE_LOCATION and ACCESS_BACKGROUND_LOCATION. The background permission is especially interesting as it was introduced in API level 29 (Android 10). Prior to this the COURSE and FINE permissions applied to foreground and background access.</text:p>
      <text:p text:style-name="P24">The logical main screen to our application is the DisplayLocationActivity screen. However we cannot display this screen until we have resolved the permissions issue. This issue requires a screen so we can explain to the user what permissions we are requesting and why. The OS then needs to “butt in” and ask the user to approve or deny these requests.</text:p>
      <text:p text:style-name="P24">The result of this is that the manifest includes the MAIN action / LAUNCHER intent against the RequestPermissionsActivity. This is the first screen launched when the application starts.</text:p>
      <text:p text:style-name="P24">The logic for what happens next is largely contained within the RequestPermissionsActivity.onCreate (…) method. This builds up a List of the permissions desired. In other words, the permissions the app would like for full functionality, but does not currently hold (from any previous runs of the application).</text:p>
      <text:p text:style-name="P11"><text:span text:style-name="T9">If the permissions desired List is empty the screen calls startActivity (this, DisplayLocationActivity.class) to move onto the next screen. It then calls finish () to clear down this screen. If we hold all the permissions desired then the RequestPermissionsActivity is useless and can be deleted (or finish’ed) to save resources until the next time the application starts up. </text:span><text:span text:style-name="T10">In this event the user never actually sees this screen and the DisplayLocationActivity screen simply initiates as usual.</text:span></text:p>
      <text:p text:style-name="P12"><text:span text:style-name="T9">If the permissions desired list is not empty we end up displaying a screen with a “Request Permissions” button. In a complete application this would also list the permissions desired, the rationale for requesting these permissions and the consequences if the permissions are denied. Clicking this button allows the OS to request the permissions and eventually return control to the app. A t this point the app assesses the permissions now held and chooses one of two routes. If neither COURSE not FINE location permissions are held the app display a dialog and then exits. Without these permissions the app is useless and the following screen will not work. If at least one of these permissions is held the app moves onto the RequestPermissionsActivity after recording which logical permissions are held (in the Application object). Here we can encapsulate the API differences and define a logical “background permission” as appropriate.</text:span></text:p>
      <text:h text:style-name="Heading_20_1" text:outline-level="1"><text:bookmark-start text:name="__RefHeading___Toc138_1497705147"/><text:soft-page-break/>Displaying State<text:bookmark-end text:name="__RefHeading___Toc138_1497705147"/></text:h>
      <text:p text:style-name="P13"><text:span text:style-name="T9">Once we have been through the permissions screen and acquired sufficient permissions to do something we will end up in the DisplayLocationActivity screen. </text:span><text:span text:style-name="T11">This provides a window into the various elements of state held by the application. It also provides various buttons for the user to explore further. These elements are now described in more detail.</text:span></text:p>
      <text:p text:style-name="P25">The “Status” line will hopefully contain “Fences added” implying that the GeofencesApplication.addFences (...) has been called. This method registers the fence(s) which are hard-coded into the GeofencesApplication.onCreate (…) method. Of course a realistic application would not have such hard coding. But I cannot think of a use case where the user has to enter their own fences directly into the application. A more realistic use case involves some sort of secure web service call so users can subscribe to fences which are of interest to them. This is something I am hoping to investigate in the future but is currently out of scope. Therefore I live with the hard coding. If you want to experiment with a fence you will either have to visit “Steve’s House” (by appointment only) or modify the hard coding with your own location.</text:p>
      <text:p text:style-name="P14"><text:span text:style-name="T9">If the status </text:span><text:span text:style-name="T12">line shows “DEFAULT” then the fence(s) have not been registered. This probably means that the app does not hold the background location permission. This permission is a prerequisite for receiving fence events (in the background) so there is little point in registering the fences.</text:span></text:p>
      <text:p text:style-name="P26">The next three lines explain whether you have been granted COURSE location access, FINE location access and BACKGROUND location access. From the permissions screen discussion it is apparent that you must hold COURSE and / or FINE permissions to reach this screen. Furthermore BACKGROUND permission will be held unless you are on Android 10 or greater and have explicitly rejected this permission.</text:p>
      <text:p text:style-name="P26">We then have a count of the number of “Background (Fence crossing) events” which have occurred. There is also a “SHOW FENCE EVENTS” button which is enabled if at least one event has occurred. This takes us to the FenceEventsActivity which displays a list of these events (since application startup).</text:p>
      <text:p text:style-name="P27">At this point we have a “GET CURRENT LOCATION” button which calls the <text:span text:style-name="T18">method FusedLocationProviderClient.requestLocationUpdates (…) requesting a single location update.</text:span></text:p>
      <text:p text:style-name="P28">Following this we have two blocks returning locations. The first one shows the result of a call to FusedLocationProviderClient.getLastLocation (…). The second one shows the result of pressing the “GET CURRENT LOCATION” button described above. Note that this block is invisible until the button has been pressed.</text:p>
      <text:p text:style-name="P28">Both the location blocks show a latitude (with accuracy), longitude, time stamp and a “SHOW” button which takes you to a Google Maps view showing the location selected and any nearby fences.</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8-01T10:26:14.901494953</meta:creation-date>
    <dc:date>2020-04-20T18:48:59.903404447</dc:date>
    <meta:editing-duration>PT11H36M18S</meta:editing-duration>
    <meta:editing-cycles>29</meta:editing-cycles>
    <meta:generator>LibreOffice/6.3.5.2$MacOSX_X86_64 LibreOffice_project/dd0751754f11728f69b42ee2af66670068624673</meta:generator>
    <meta:document-statistic meta:table-count="0" meta:image-count="0" meta:object-count="0" meta:page-count="5" meta:paragraph-count="44" meta:word-count="1994" meta:character-count="12396" meta:non-whitespace-character-count="10442"/>
  </office:meta>
</office:document-meta>
</file>